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INEDO ALEGRIA GILMA YRASEM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ILMA YRASEMA PINEDO ALEGR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NORIEGA VALERA HECT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1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0539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17:30:0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